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justify"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fo:font-style="italic" style:font-size-asian="12.25pt" style:font-style-asian="italic" style:font-size-complex="14pt" style:font-style-complex="italic"/>
    </style:style>
    <style:style style:name="P4" style:family="paragraph" style:parent-style-name="Standard">
      <style:paragraph-properties fo:text-align="justify" style:justify-single-word="false"/>
      <style:text-properties fo:font-size="14pt" fo:font-style="normal"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italic" style:font-size-asian="12.25pt" style:font-style-asian="italic" style:font-size-complex="14pt" style:font-style-complex="italic"/>
    </style:style>
    <style:style style:name="P6" style:family="paragraph" style:parent-style-name="Standard">
      <style:paragraph-properties fo:text-align="justify" style:justify-single-word="false"/>
      <style:text-properties fo:font-size="14pt" style:font-size-asian="12.25pt" style:font-size-complex="14pt"/>
    </style:style>
    <style:style style:name="P7" style:family="paragraph" style:parent-style-name="Standard">
      <style:paragraph-properties fo:text-align="justify" style:justify-single-word="false"/>
      <style:text-properties fo:font-size="14pt" style:font-size-asian="12.25pt" style:font-size-complex="14pt"/>
    </style:style>
    <style:style style:name="P8" style:family="paragraph" style:parent-style-name="Standard">
      <style:paragraph-properties fo:text-align="justify" style:justify-single-word="false"/>
      <style:text-properties fo:font-size="14pt" style:font-size-asian="12.25pt" style:font-size-complex="14pt"/>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ÍA DE ESTILOS</text:p>
      <text:p text:style-name="P1"/>
      <text:p text:style-name="P2">1.- Introducción.</text:p>
      <text:p text:style-name="P2">2.- Plantilla.</text:p>
      <text:p text:style-name="P2">3.- Requisitos y elementos mínimos.</text:p>
      <text:p text:style-name="P2">4.- Colores corporativos.</text:p>
      <text:p text:style-name="P2">5 -Textos e imágenes</text:p>
      <text:p text:style-name="P2"/>
      <text:p text:style-name="P2"/>
      <text:p text:style-name="P2">1.- Introducción</text:p>
      <text:p text:style-name="P2"/>
      <text:p text:style-name="P2"><text:tab/>La presente guía de estilos tiene como finalidad la creación de contenido para el mockup realizado en el ejercicio 5. Dicha página está basada en el periódico digital <text:a xlink:type="simple" xlink:href="http://www.infobierzo.com/" text:style-name="Internet_20_link" text:visited-style-name="Visited_20_Internet_20_Link">www.infobierzo.com</text:a>. Será una breve guía sobre como maquetar la página y estilos para la información de la página.</text:p>
      <text:p text:style-name="P2"/>
      <text:p text:style-name="P2"/>
      <text:p text:style-name="P2">2.- Plantilla.</text:p>
      <text:p text:style-name="P2"/>
      <text:p text:style-name="P2"><text:tab/>La maquetación de la web irá en base al mockup de la página. Constara de cuatro secciones. Una para la cabecera, otra para una barra lateral con las últimas noticias del día, un espacio principal donde se podrá leer una noticia con todos sus detalles, y también existirá una sección sobre noticias relacionadas a la noticia principal.</text:p>
      <text:p text:style-name="P2"/>
      <text:p text:style-name="P2"/>
      <text:p text:style-name="P3"><text:tab/>Cabecera</text:p>
      <text:p text:style-name="P3"><text:tab/><text:tab/><text:span text:style-name="T1">La cabecera de esta página de esta página consta de tres secciones bien diferenciadas. Una de ella será el nombre la página. Estará alineado horizontalmente en el centro de la cabecera y verticalmente en la parte superior. A la derecha de este se encontrarán tres enlaces a diferentes redes sociales. <text:s/>Estos enlaces estarán alienados horizontalmente a la derecha y verticalmente en la parte superior. <text:s/>La tercera sección será los enlaces de navegación de la página. Estos enlaces estarán alineados verticalmente en la parte inferior de la cabecera y horizontalmente en el centro.</text:span></text:p>
      <text:p text:style-name="P4"/>
      <text:p text:style-name="P3"><text:span text:style-name="T1"><text:tab/>La cabecera debe tener un ancho del 16% del área de visualización y 100% del ancho disponible. La cabecera deberá tener siempre una altura mínima de 360px y deberá permanecer siempre en la parte superior aunque hagamos scroll.</text:span></text:p>
      <text:p text:style-name="P2"/>
      <text:p text:style-name="P2"><text:tab/></text:p>
      <text:p text:style-name="P3"/>
      <text:p text:style-name="P3"/>
      <text:p text:style-name="P3"/>
      <text:p text:style-name="P3"><text:soft-page-break/><text:tab/>Barra lateral</text:p>
      <text:p text:style-name="P2"><text:span text:style-name="T4"><text:tab/><text:tab/></text:span><text:span text:style-name="T1">En esta sección encontraremos las últimas noticias de el día, con un título indicando el nombre de la sección. <text:s/></text:span><text:span text:style-name="T1">También habra una seccion de el mismo formato que la anterior con noticias en relación a la comarca de El Bierzo.</text:span><text:span text:style-name="T1">Este elemento estará siempre alienado a la izquierda de la página. </text:span></text:p>
      <text:p text:style-name="P4"/>
      <text:p text:style-name="P2"><text:span text:style-name="T1"><text:tab/><text:tab/>El ancho de este elemento debe ser un 20% de el ancho disponible siempre que sea mayor de 420px. Como la cabecera no debe desaparecer aunque hagamos scroll y no debe posicionarse encima de la cabecera. <text:s/>Cada noticia dentro de la barra lateral irá acompañada de el titular de la noticia además de una breve introducción a esta.</text:span></text:p>
      <text:p text:style-name="P2"><text:span text:style-name="T1"/></text:p>
      <text:p text:style-name="P2"><text:span text:style-name="T1"><text:tab/></text:span><text:span text:style-name="T4">Noticia principal</text:span></text:p>
      <text:p text:style-name="P2"><text:span text:style-name="T4"><text:tab/><text:tab/></text:span><text:span text:style-name="T1">Está será la parte mas importante de la página. En ella aparecerá la noticia principal, con su titular y una imagen. Se posicionará la derecha de la barra lateral y debajo de la cabecera.</text:span></text:p>
      <text:p text:style-name="P2"><text:span text:style-name="T1"/></text:p>
      <text:p text:style-name="P2"><text:span text:style-name="T1"><text:tab/><text:tab/>El ancho de esté elemento será el ancho sobrante tras posicionar la barra lateral, generalmente del 80%. En el caso de que la noticia fuese muy larga podrá extenderse a todo el ancho disponible cuando el texto sobepase a la barra lateral. La altura de este elemento será la necesaria para que aparezca toda la noticia. La imagen debe aparecer a la derecha del texto. El texto puede posicionarse a la izquierda de la imagen y debajo.</text:span></text:p>
      <text:p text:style-name="P2"><text:span text:style-name="T1"/></text:p>
      <text:p text:style-name="P2"><text:span text:style-name="T1"><text:tab/></text:span><text:span text:style-name="T4">Noticias relacionadas</text:span></text:p>
      <text:p text:style-name="P2"><text:span text:style-name="T4"><text:tab/><text:tab/></text:span><text:span text:style-name="T1">En esta sección aparecerán varias noticias que guardan relacion con la noticia principal. Se posicionará debajo de la noticia principal. Cada noticia que aquí aparezca tendrá un titular y un breve resumen de la misma.</text:span></text:p>
      <text:p text:style-name="P2"><text:span text:style-name="T1"/></text:p>
      <text:p text:style-name="P2"><text:span text:style-name="T1"><text:tab/><text:tab/>Como la cabecera esta seccion tendra un alto del 16% de la barra de visualización. El ancho será el mismo que la seccion de la noticia principal.</text:span></text:p>
      <text:p text:style-name="P2"><text:span text:style-name="T1"/></text:p>
      <text:p text:style-name="P2"><text:span text:style-name="T1">3.- Colores corporativos</text:span></text:p>
      <text:p text:style-name="P2"><text:span text:style-name="T1"/></text:p>
      <text:p text:style-name="P2"><text:span text:style-name="T1"><text:tab/></text:span><text:span text:style-name="T4">Verde</text:span></text:p>
      <text:p text:style-name="P2"><text:span text:style-name="T4"><text:tab/><text:tab/></text:span><text:span text:style-name="T1">Color de fondo para la cabecera y la barra lateral,</text:span></text:p>
      <text:p text:style-name="P2"><text:span text:style-name="T1"><text:tab/><text:tab/>código: </text:span><text:span text:style-name="T1">#33FF33</text:span></text:p>
      <text:p text:style-name="P2"><text:span text:style-name="T4"><text:tab/>Púrpura</text:span></text:p>
      <text:p text:style-name="P2"><text:span text:style-name="T4"><text:tab/><text:tab/></text:span><text:span text:style-name="T1">Color para títulos, titulares y enlaces</text:span></text:p>
      <text:p text:style-name="P2"><text:span text:style-name="T1"><text:tab/><text:tab/>código: #A15EFF</text:span></text:p>
      <text:p text:style-name="P2"><text:span text:style-name="T4"><text:tab/>Amarillo</text:span></text:p>
      <text:p text:style-name="P2"><text:span text:style-name="T4"><text:tab/><text:tab/></text:span><text:span text:style-name="T1">Color de fondo para las noticias relacionadas</text:span></text:p>
      <text:p text:style-name="P2"><text:span text:style-name="T1"><text:tab/><text:tab/>código: #FFFF66</text:span></text:p>
      <text:p text:style-name="P2"><text:span text:style-name="T1"/></text:p>
      <text:p text:style-name="P2"><text:span text:style-name="T1"/></text:p>
      <text:p text:style-name="P2"><text:soft-page-break/><text:span text:style-name="T1">4.- </text:span><text:span text:style-name="T1">Textos e imágenes </text:span></text:p>
      <text:p text:style-name="P2"><text:span text:style-name="T1"/></text:p>
      <text:p text:style-name="P2"><text:span text:style-name="T1"><text:tab/></text:span><text:span text:style-name="T4">Textos</text:span></text:p>
      <text:p text:style-name="P2"><text:span text:style-name="T1"><text:tab/><text:tab/>El tamaño por defecto defecto de toda la letra será de 19 píxeles. </text:span></text:p>
      <text:p text:style-name="P2"><text:span text:style-name="T1"/></text:p>
      <text:p text:style-name="P2"><text:span text:style-name="T1"><text:tab/><text:tab/>El nombre de la página debe tener un tamaño de 2.5 em.</text:span></text:p>
      <text:p text:style-name="P2"><text:span text:style-name="T1"/></text:p>
      <text:p text:style-name="P2"><text:span text:style-name="T1"><text:tab/><text:tab/>El titular de la noticia principal debe tener un <text:s/>tamaño de 2.12 em.</text:span></text:p>
      <text:p text:style-name="P2"><text:span text:style-name="T1"/></text:p>
      <text:p text:style-name="P2"><text:span text:style-name="T1"><text:tab/><text:tab/>La letra de la noticia principal será de 1.3 em.</text:span></text:p>
      <text:p text:style-name="P2"><text:span text:style-name="T1"><text:tab/></text:span></text:p>
      <text:p text:style-name="P2"><text:span text:style-name="T1"><text:tab/><text:tab/>Los elemntos de la barra de navegación tendrna un tamaño de 1.6 em</text:span></text:p>
      <text:p text:style-name="P2"><text:span text:style-name="T1"/></text:p>
      <text:p text:style-name="P2"><text:span text:style-name="T1"><text:tab/><text:tab/>Los títulos referentes a diferentes secciones de la página tendran un tamaño de 1.4 em.</text:span></text:p>
      <text:p text:style-name="P2"><text:span text:style-name="T1"/></text:p>
      <text:p text:style-name="P2"><text:span text:style-name="T1"><text:tab/><text:tab/>Los titulares de otras noticias que aparecen en la página tendran un tamaño de 1. em.</text:span></text:p>
      <text:p text:style-name="P2"><text:span text:style-name="T1"/></text:p>
      <text:p text:style-name="P2"><text:span text:style-name="T1"><text:tab/><text:tab/>Por último. Los resúmenes de noticias tendrán un tamaño de letra de 1 em.</text:span></text:p>
      <text:p text:style-name="P2"><text:span text:style-name="T1"/></text:p>
      <text:p text:style-name="P2"><text:span text:style-name="T1"><text:tab/></text:span><text:span text:style-name="T4">Imágenes</text:span></text:p>
      <text:p text:style-name="P2"><text:span text:style-name="T4"><text:tab/><text:tab/></text:span><text:span text:style-name="T1">Las imágenes deben aparecer en la parte derecha superior de la noticia principal. El texto debe poder fluir a su derecha y debajo de ella. El tamaño mínimo de la imagen debe ser de 720px, para que la página pueda tener mas calidad visual</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16:29:54.249611199</meta:creation-date>
    <meta:generator>LibreOffice/6.0.7.3$Linux_X86_64 LibreOffice_project/00m0$Build-3</meta:generator>
    <dc:date>2020-11-17T16:45:00.865810998</dc:date>
    <meta:editing-duration>PT29M10S</meta:editing-duration>
    <meta:editing-cycles>5</meta:editing-cycles>
    <meta:document-statistic meta:table-count="0" meta:image-count="0" meta:object-count="0" meta:page-count="3" meta:paragraph-count="46" meta:word-count="735" meta:character-count="4336" meta:non-whitespace-character-count="3579"/>
  </office:meta>
</office:document-meta>
</file>